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7972in"/>
    </style:style>
    <style:style style:name="co4" style:family="table-column">
      <style:table-column-properties fo:break-before="auto" style:column-width="0.7618in"/>
    </style:style>
    <style:style style:name="co5" style:family="table-column">
      <style:table-column-properties fo:break-before="auto" style:column-width="0.5854in"/>
    </style:style>
    <style:style style:name="co6" style:family="table-column">
      <style:table-column-properties fo:break-before="auto" style:column-width="0.3339in"/>
    </style:style>
    <style:style style:name="co7" style:family="table-column">
      <style:table-column-properties fo:break-before="auto" style:column-width="2.2862in"/>
    </style:style>
    <style:style style:name="co8" style:family="table-column">
      <style:table-column-properties fo:break-before="auto" style:column-width="0.678in"/>
    </style:style>
    <style:style style:name="co9" style:family="table-column">
      <style:table-column-properties fo:break-before="auto" style:column-width="0.2874in"/>
    </style:style>
    <style:style style:name="co10" style:family="table-column">
      <style:table-column-properties fo:break-before="auto" style:column-width="2.2398in"/>
    </style:style>
    <style:style style:name="co11" style:family="table-column">
      <style:table-column-properties fo:break-before="auto" style:column-width="0.7154in"/>
    </style:style>
    <style:style style:name="co12" style:family="table-column">
      <style:table-column-properties fo:break-before="auto" style:column-width="0.5571in"/>
    </style:style>
    <style:style style:name="ro1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none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6" style:family="table-cell" style:parent-style-name="Default" style:data-style-name="N104">
      <style:table-cell-properties fo:background-color="#ffff99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 style:data-style-name="N104"/>
    <style:style style:name="ce9" style:family="table-cell" style:parent-style-name="Default" style:data-style-name="N104">
      <style:table-cell-properties fo:background-color="#ffd320"/>
    </style:style>
    <style:style style:name="ce10" style:family="table-cell" style:parent-style-name="Default">
      <style:table-cell-properties fo:background-color="#ccffff"/>
    </style:style>
    <style:style style:name="ce11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cc99"/>
    </style:style>
    <style:style style:name="ce13" style:family="table-cell" style:parent-style-name="Default" style:data-style-name="N104">
      <style:table-cell-properties fo:background-color="#ffcc99"/>
    </style:style>
    <style:style style:name="ce14" style:family="table-cell" style:parent-style-name="Default">
      <style:table-cell-properties fo:background-color="#ccccff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ccff"/>
    </style:style>
    <style:style style:name="ce16" style:family="table-cell" style:parent-style-name="Default" style:data-style-name="N104">
      <style:table-cell-properties fo:background-color="#ccccff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4" table:default-cell-style-name="ce7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Operation Costs</text:p>
          </table:table-cell>
          <table:table-cell table:style-name="ce2" office:value-type="string">
            <text:p>Cost </text:p>
          </table:table-cell>
          <table:table-cell office:value-type="string">
            <text:p>Months</text:p>
          </table:table-cell>
          <table:table-cell/>
          <table:table-cell table:style-name="ce11" office:value-type="string">
            <text:p>One Time Costs</text:p>
          </table:table-cell>
          <table:table-cell table:style-name="ce13"/>
          <table:table-cell/>
          <table:table-cell table:style-name="ce14" office:value-type="string">
            <text:p>Building Materials</text:p>
          </table:table-cell>
          <table:table-cell table:style-name="ce16" office:value-type="string">
            <text:p>Cost</text:p>
          </table:table-cell>
          <table:table-cell table:style-name="ce15" office:value-type="string">
            <text:p>Number</text:p>
          </table:table-cell>
        </table:table-row>
        <table:table-row table:style-name="ro1">
          <table:table-cell office:value-type="string">
            <text:p>Rent</text:p>
          </table:table-cell>
          <table:table-cell table:style-name="ce6" office:value-type="currency" office:currency="USD" office:value="500">
            <text:p>$500.00</text:p>
          </table:table-cell>
          <table:table-cell office:value-type="float" office:value="4">
            <text:p>4</text:p>
          </table:table-cell>
          <table:table-cell/>
          <table:table-cell table:style-name="ce12" office:value-type="string">
            <text:p>TDDewey Web Design</text:p>
          </table:table-cell>
          <table:table-cell table:style-name="ce13" office:value-type="currency" office:currency="USD" office:value="798">
            <text:p>$798.00</text:p>
          </table:table-cell>
          <table:table-cell/>
          <table:table-cell table:style-name="ce15" office:value-type="string">
            <text:p>OSB</text:p>
          </table:table-cell>
          <table:table-cell table:style-name="ce16" office:value-type="currency" office:currency="USD" office:value="12">
            <text:p>$12.00</text:p>
          </table:table-cell>
          <table:table-cell table:style-name="ce15" office:value-type="float" office:value="20">
            <text:p>20</text:p>
          </table:table-cell>
        </table:table-row>
        <table:table-row table:style-name="ro1">
          <table:table-cell office:value-type="string">
            <text:p>Utilities, Est.</text:p>
          </table:table-cell>
          <table:table-cell table:style-name="ce6" office:value-type="currency" office:currency="USD" office:value="200">
            <text:p>$200.00</text:p>
          </table:table-cell>
          <table:table-cell office:value-type="float" office:value="4">
            <text:p>4</text:p>
          </table:table-cell>
          <table:table-cell/>
          <table:table-cell table:style-name="ce12" office:value-type="string">
            <text:p>sE Electronics 4400a Matched Pair</text:p>
          </table:table-cell>
          <table:table-cell table:style-name="ce13" office:value-type="currency" office:currency="USD" office:value="1699">
            <text:p>$1,699.00</text:p>
          </table:table-cell>
          <table:table-cell/>
          <table:table-cell table:style-name="ce15" office:value-type="string">
            <text:p>Cinder Block</text:p>
          </table:table-cell>
          <table:table-cell table:style-name="ce16" office:value-type="currency" office:currency="USD" office:value="1">
            <text:p>$1.00</text:p>
          </table:table-cell>
          <table:table-cell table:style-name="ce15" office:value-type="float" office:value="550">
            <text:p>550</text:p>
          </table:table-cell>
        </table:table-row>
        <table:table-row table:style-name="ro1">
          <table:table-cell office:value-type="string">
            <text:p>Scouting Expenses*</text:p>
          </table:table-cell>
          <table:table-cell table:style-name="ce6" office:value-type="currency" office:currency="USD" office:value="50">
            <text:p>$50.00</text:p>
          </table:table-cell>
          <table:table-cell office:value-type="float" office:value="4">
            <text:p>4</text:p>
          </table:table-cell>
          <table:table-cell/>
          <table:table-cell table:style-name="ce12" office:value-type="string">
            <text:p>Neumann TLM 49</text:p>
          </table:table-cell>
          <table:table-cell table:style-name="ce13" office:value-type="currency" office:currency="USD" office:value="1599">
            <text:p>$1,599.00</text:p>
          </table:table-cell>
          <table:table-cell/>
          <table:table-cell table:style-name="ce15" office:value-type="string">
            <text:p>Sand</text:p>
          </table:table-cell>
          <table:table-cell table:style-name="ce16" office:value-type="currency" office:currency="USD" office:value="2">
            <text:p>$2.00</text:p>
          </table:table-cell>
          <table:table-cell table:style-name="ce15" office:value-type="float" office:value="50">
            <text:p>50</text:p>
          </table:table-cell>
        </table:table-row>
        <table:table-row table:style-name="ro1">
          <table:table-cell table:number-columns-repeated="4"/>
          <table:table-cell table:style-name="ce12"/>
          <table:table-cell table:style-name="ce13"/>
          <table:table-cell/>
          <table:table-cell table:style-name="ce15" office:value-type="string">
            <text:p>2x4 (12 foot lengths)</text:p>
          </table:table-cell>
          <table:table-cell table:style-name="ce16" office:value-type="currency" office:currency="USD" office:value="2.9">
            <text:p>$2.90</text:p>
          </table:table-cell>
          <table:table-cell table:style-name="ce15" office:value-type="float" office:value="20">
            <text:p>20</text:p>
          </table:table-cell>
        </table:table-row>
        <table:table-row table:style-name="ro1">
          <table:table-cell table:number-columns-repeated="4"/>
          <table:table-cell table:style-name="ce12"/>
          <table:table-cell table:style-name="ce13"/>
          <table:table-cell/>
          <table:table-cell table:style-name="ce15" office:value-type="string">
            <text:p>MDF</text:p>
          </table:table-cell>
          <table:table-cell table:style-name="ce16" office:value-type="currency" office:currency="USD" office:value="27">
            <text:p>$27.00</text:p>
          </table:table-cell>
          <table:table-cell table:style-name="ce15" office:value-type="float" office:value="10">
            <text:p>10</text:p>
          </table:table-cell>
        </table:table-row>
        <table:table-row table:style-name="ro1">
          <table:table-cell office:value-type="string">
            <text:p>Monthly Operation Costs</text:p>
          </table:table-cell>
          <table:table-cell table:formula="of:=SUM([.B2:.B4])" office:value-type="currency" office:currency="USD" office:value="750">
            <text:p>$750.00</text:p>
          </table:table-cell>
          <table:table-cell table:number-columns-repeated="2"/>
          <table:table-cell table:style-name="ce12" table:number-columns-repeated="2"/>
          <table:table-cell/>
          <table:table-cell table:style-name="ce15" table:number-columns-repeated="3"/>
        </table:table-row>
        <table:table-row table:style-name="ro1">
          <table:table-cell table:style-name="ce1" office:value-type="string">
            <text:p>Total Operation Costs</text:p>
          </table:table-cell>
          <table:table-cell table:style-name="ce6" table:formula="of:=SUM([.B2]*[.C2]; [.B3]*[.C3]; [.B4]*[.C4])" office:value-type="currency" office:currency="USD" office:value="3000">
            <text:p>$3,000.00</text:p>
          </table:table-cell>
          <table:table-cell table:number-columns-repeated="2"/>
          <table:table-cell table:style-name="ce11" office:value-type="string">
            <text:p>Total One Time Costs</text:p>
          </table:table-cell>
          <table:table-cell table:style-name="ce12" table:formula="of:=SUM([.F2:.F4])" office:value-type="currency" office:currency="USD" office:value="4096">
            <text:p>$4,096.00</text:p>
          </table:table-cell>
          <table:table-cell/>
          <table:table-cell table:style-name="ce14" office:value-type="string">
            <text:p>Total Construction Material Cost</text:p>
          </table:table-cell>
          <table:table-cell table:style-name="ce16" table:formula="of:=SUM([.I2]*[.J2]; [.I3]*[.J3]; [.I4]*[.J4]; [.I5]*[.J5]; [.I6]*[.J6])" office:value-type="currency" office:currency="USD" office:value="1218">
            <text:p>$1,218.00</text:p>
          </table:table-cell>
          <table:table-cell table:style-name="ce15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*Scouting fees include:</text:p>
          </table:table-cell>
          <table:table-cell table:number-columns-repeated="9"/>
        </table:table-row>
        <table:table-row table:style-name="ro1">
          <table:table-cell office:value-type="string">
            <text:p><text:s text:c="3"/>- Cover Charges</text:p>
          </table:table-cell>
          <table:table-cell table:number-columns-repeated="9"/>
        </table:table-row>
        <table:table-row table:style-name="ro1">
          <table:table-cell office:value-type="string">
            <text:p><text:s text:c="3"/>- Business Card Prints</text:p>
          </table:table-cell>
          <table:table-cell table:number-columns-repeated="9"/>
        </table:table-row>
        <table:table-row table:style-name="ro1">
          <table:table-cell office:value-type="string">
            <text:p><text:s text:c="3"/>- Flyers</text:p>
          </table:table-cell>
          <table:table-cell table:number-columns-repeated="9"/>
        </table:table-row>
        <table:table-row table:style-name="ro1">
          <table:table-cell office:value-type="string">
            <text:p><text:s text:c="3"/>- Transportation</text:p>
          </table:table-cell>
          <table:table-cell table:style-name="ce2"/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3"/>
          <table:table-cell table:style-name="ce8"/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Total</text:p>
          </table:table-cell>
          <table:table-cell table:style-name="ce9" table:formula="of:=SUM([.B8];[.F8];[.I8])" office:value-type="currency" office:currency="USD" office:value="8314">
            <text:p>$8,314.00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style-name="ce8"/>
          <table:table-cell table:style-name="Default"/>
          <table:table-cell table:number-columns-repeated="7"/>
        </table:table-row>
        <table:table-row table:style-name="ro1">
          <table:table-cell table:style-name="ce5" office:value-type="string">
            <text:p>Total w/o One Time Costs</text:p>
          </table:table-cell>
          <table:table-cell table:style-name="ce10" table:formula="of:=SUM([.B8];[.I8])" office:value-type="currency" office:currency="USD" office:value="4218">
            <text:p>$4,218.00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5" office:value-type="string">
            <text:p>Total w/o Construction Costs</text:p>
          </table:table-cell>
          <table:table-cell table:style-name="ce10" table:formula="of:=SUM([.B8];[.F8])" office:value-type="currency" office:currency="USD" office:value="7096">
            <text:p>$7,096.00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5" office:value-type="string">
            <text:p>Total w/o Construction or One Time Costs</text:p>
          </table:table-cell>
          <table:table-cell table:style-name="ce10" table:formula="of:=SUM([.B8])" office:value-type="currency" office:currency="USD" office:value="3000">
            <text:p>$3,000.00</text:p>
          </table:table-cell>
          <table:table-cell table:style-name="Default"/>
          <table:table-cell table:number-columns-repeated="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9">06/29/2010</text:date>, <text:time>19:3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stin Chaffin</meta:initial-creator>
    <meta:creation-date>2010-06-20T22:32:43</meta:creation-date>
    <dc:date>2010-06-29T19:39:48</dc:date>
    <dc:creator>Dustin Chaffin</dc:creator>
    <meta:editing-duration>PT02H25M15S</meta:editing-duration>
    <meta:editing-cycles>51</meta:editing-cycles>
    <meta:generator>OpenOffice.org/3.2$Unix OpenOffice.org_project/320m12$Build-9483</meta:generator>
    <meta:document-statistic meta:table-count="3" meta:cell-count="58" meta:object-count="0"/>
  </office:meta>
</office:document-meta>
</file>